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0d94" officeooo:paragraph-rsid="00070d94"/>
    </style:style>
    <style:style style:name="P2" style:family="paragraph" style:parent-style-name="Standard">
      <style:text-properties officeooo:rsid="0007f275" officeooo:paragraph-rsid="00070d94"/>
    </style:style>
    <style:style style:name="T1" style:family="text">
      <style:text-properties officeooo:rsid="0007f275"/>
    </style:style>
    <style:style style:name="T2" style:family="text">
      <style:text-properties officeooo:rsid="0009d20c"/>
    </style:style>
    <style:style style:name="T3" style:family="text">
      <style:text-properties officeooo:rsid="000a80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raduating in computer engineering from the Polytechnic Engineering School of the University of Tours, and after gaining professional experience in different fields, Vianney Sicard started a PhD in Artificial Intelligence and Epidemiological Modelling in 2019 at the French National Research Institute for Agriculture, Food and Environment (INRAE). During his PhD, which was completed in November 2022, Vianney developed an architecture for agent-based systems that takes into account the strong structuring in space and time of the population in mechanistic stochastic epidemiological modelling, with an application to the modelling of disease spread in pig farms. After his PhD, Vianney worked as a postdoctoral fellow at INRAE on parameter inference (ABC-SMC). Since May 2023, he has joined the EPIcx lab to work on Antimicrobial Resistance (AMR) circulation within countries.</text:p>
      <text:p text:style-name="P2"/>
      <text:p text:style-name="P2"><text:span text:style-name="T3">His</text:span> main research areas involve multi-level agent-based systems, epidemiological modelling, and parameter inference (ABC-SMC). In the EPIcx lab, he is working on temporal network epidemiology to better understand the patterns of AMR circulation, with the aim of proposing new approaches to improve surveillance by targeting areas that are likely to have a higher concentration of AMR due to tra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1T14:23:20.794199743</meta:creation-date>
    <dc:date>2023-05-11T15:31:59.965370654</dc:date>
    <meta:editing-duration>PT16M22S</meta:editing-duration>
    <meta:editing-cycles>1</meta:editing-cycles>
    <meta:document-statistic meta:table-count="0" meta:image-count="0" meta:object-count="0" meta:page-count="1" meta:paragraph-count="2" meta:word-count="186" meta:character-count="1276" meta:non-whitespace-character-count="1092"/>
    <meta:generator>LibreOffice/7.4.6.2$Linux_X86_64 LibreOffice_project/40$Build-2</meta:generator>
  </office:meta>
</office:document-meta>
</file>